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07cm" svg:height="9.005cm" svg:x="14.493cm" svg:y="3.851cm">
            <draw:object draw:notify-on-update-of-ranges="Feuille1.A2:Feuille1.A5 Feuille1.B1:Feuille1.B1 Feuille1.B2:Feuille1.B5 Feuille1.C1:Feuille1.C1 Feuille1.C2:Feuille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âches </text:p>
          </table:table-cell>
          <table:table-cell table:style-name="Default"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Réalisation du cahier des charges</text:p>
          </table:table-cell>
          <table:table-cell office:value-type="date" office:date-value="2022-05-06" calcext:value-type="date">
            <text:p>06/05/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k-end</text:p>
          </table:table-cell>
          <table:table-cell office:value-type="date" office:date-value="2022-05-14" calcext:value-type="date">
            <text:p>14/05/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ont-end</text:p>
          </table:table-cell>
          <table:table-cell office:value-type="date" office:date-value="2022-05-30" calcext:value-type="date">
            <text:p>30/05/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date" office:date-value="2022-06-04" calcext:value-type="date">
            <text:p>04/06/2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9:28:05.483571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2:28:50.540693065</meta:creation-date>
    <dc:date>2022-06-03T19:32:00.817727164</dc:date>
    <meta:editing-duration>PT17M11S</meta:editing-duration>
    <meta:editing-cycles>3</meta:editing-cycles>
    <meta:generator>LibreOffice/6.4.7.2$Linux_X86_64 LibreOffice_project/40$Build-2</meta:generator>
    <meta:document-statistic meta:table-count="1" meta:cell-count="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4687" chart:maximum="44718" chart:interval-major="7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family="Helvetica" style:font-style-name="Norm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plot-area chart:style-name="ch2" table:cell-range-address="Feuille1.A1:Feuille1.C5" chart:data-source-has-labels="both" svg:x="0.377cm" svg:y="0.365cm" svg:width="14.899cm" svg:height="8.592cm">
          <chartooo:coordinate-region svg:x="5.814cm" svg:y="0.365cm" svg:width="9.462cm" svg:height="7.998cm"/>
          <chart:axis chart:dimension="x" chart:name="primary-x" chart:style-name="ch3" chartooo:axis-type="auto">
            <chartooo:date-scale/>
            <chart:categories table:cell-range-address="Feuille1.A2:Feuille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5" chart:label-cell-address="Feuille1.B1:Feuille1.B1" chart:class="chart:bar">
            <chart:data-point chart:repeated="4"/>
          </chart:series>
          <chart:series chart:style-name="ch7" chart:values-cell-range-address="Feuille1.C2:Feuille1.C5" chart:label-cell-address="Feuille1.C1:Feuille1.C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Feuille1.B1:Feuille1.B1</svg:desc>
                </draw:g>
              </table:table-cell>
              <table:table-cell office:value-type="string">
                <text:p>Duré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éalisation du cahier des charges</text:p>
                <draw:g>
                  <svg:desc>Feuille1.A2:Feuille1.A5</svg:desc>
                </draw:g>
              </table:table-cell>
              <table:table-cell office:value-type="float" office:value="44687">
                <text:p>44687</text:p>
                <draw:g>
                  <svg:desc>Feuille1.B2:Feuille1.B5</svg:desc>
                </draw:g>
              </table:table-cell>
              <table:table-cell office:value-type="float" office:value="8">
                <text:p>8</text:p>
                <draw:g>
                  <svg:desc>Feuille1.C2:Feuille1.C5</svg:desc>
                </draw:g>
              </table:table-cell>
            </table:table-row>
            <table:table-row>
              <table:table-cell office:value-type="string">
                <text:p>Back-end</text:p>
              </table:table-cell>
              <table:table-cell office:value-type="float" office:value="44695">
                <text:p>446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ont-end</text:p>
              </table:table-cell>
              <table:table-cell office:value-type="float" office:value="44711">
                <text:p>44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44716">
                <text:p>447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